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f00" officeooo:paragraph-rsid="001d7f00"/>
    </style:style>
    <style:style style:name="P2" style:family="paragraph" style:parent-style-name="Standard">
      <style:text-properties fo:font-weight="bold" officeooo:rsid="001eaccd" officeooo:paragraph-rsid="001eacc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d7f00" officeooo:paragraph-rsid="001d7f00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eaccd" officeooo:paragraph-rsid="001eaccd"/>
    </style:style>
    <style:style style:name="P5" style:family="paragraph" style:parent-style-name="Standard">
      <style:text-properties officeooo:paragraph-rsid="001eb9d2"/>
    </style:style>
    <style:style style:name="P6" style:family="paragraph" style:parent-style-name="Standard">
      <style:text-properties fo:font-weight="normal" officeooo:rsid="001d7f00" officeooo:paragraph-rsid="001eb9d2" style:font-weight-asian="normal" style:font-weight-complex="normal"/>
    </style:style>
    <style:style style:name="P7" style:family="paragraph" style:parent-style-name="Standard">
      <style:text-properties fo:font-weight="normal" officeooo:rsid="002004b0" officeooo:paragraph-rsid="002004b0" style:font-weight-asian="normal" style:font-weight-complex="normal"/>
    </style:style>
    <style:style style:name="P8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officeooo:rsid="001d7f00" officeooo:paragraph-rsid="001eaccd"/>
    </style:style>
    <style:style style:name="P9" style:family="paragraph" style:parent-style-name="Text_20_body" style:list-style-name="L1">
      <style:text-properties officeooo:rsid="001d7f00" officeooo:paragraph-rsid="001eaccd"/>
    </style:style>
    <style:style style:name="P10" style:family="paragraph" style:parent-style-name="Text_20_body">
      <style:text-properties officeooo:paragraph-rsid="001d7f00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1eaccd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7f00" style:font-weight-asian="bold" style:font-weight-complex="bold"/>
    </style:style>
    <style:style style:name="T3" style:family="text">
      <style:text-properties fo:font-weight="bold" style:font-name-asian="F" style:font-weight-asian="bold" style:font-name-complex="Calibri" style:font-size-complex="10pt" style:font-weight-complex="bold"/>
    </style:style>
    <style:style style:name="T4" style:family="text">
      <style:text-properties fo:font-weight="bold" style:font-name-asian="F" style:font-weight-asian="bold" style:font-name-complex="Calibri" style:font-size-complex="10pt" style:font-style-complex="italic" style:font-weight-complex="bold"/>
    </style:style>
    <style:style style:name="T5" style:family="text">
      <style:text-properties style:text-position="33% 80%"/>
    </style:style>
    <style:style style:name="T6" style:family="text">
      <style:text-properties fo:font-style="italic" fo:font-weight="bold" style:font-name-asian="F" style:font-style-asian="italic" style:font-weight-asian="bold" style:font-name-complex="Calibri" style:font-size-complex="10pt" style:font-weight-complex="bold"/>
    </style:style>
    <style:style style:name="T7" style:family="text">
      <style:text-properties officeooo:rsid="001eb9d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b34a" style:font-weight-asian="normal" style:font-weight-complex="normal"/>
    </style:style>
    <style:style style:name="T10" style:family="text">
      <style:text-properties officeooo:rsid="0021af0a"/>
    </style:style>
    <style:style style:name="T11" style:family="text">
      <style:text-properties officeooo:rsid="00256179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YGA Methodology wheat in Egypt</text:p>
      <text:p text:style-name="P1"/>
      <text:p text:style-name="P1"><text:span text:style-name="T1"><office:annotation office:name="__Annotation__108_1844721424" loext:resolved="false"><dc:creator>Unknown Author</dc:creator><dc:date>2021-06-16T10:59:44.031077978</dc:date><text:p text:style-name="P12"><text:span text:style-name="T12">@Chandra, this is the main paragraph on which your opinion is required. The current text is taken from what’s currently on our website regarding Egypt. Could you perhaps <text:s/>have a look at it <text:s/>and amend to highlight the specificity of wheat in Egypt ?</text:span></text:p></office:annotation></text:span><text:span text:style-name="T1">Wheat Production in Egypt</text:span><office:annotation-end office:name="__Annotation__108_1844721424"/></text:p>
      <text:p text:style-name="P1">Egypt has a very arid climate, and agricultural production mostly relies on irrigation<text:span text:style-name="T5">1,2)</text:span>. The area of agricultural land in Egypt is mainly confined to the Nile Valley and delta. Arable land (% of land area) is around 3 %<text:span text:style-name="T5">3)</text:span>. The total population in Egypt was estimated at 96.2 million people in 2017, and employment in agriculture (% of total employment) is 25% in 2017. Wheat, maize, and rice are the major cereals (50% of maize is used for animal feeding). Their productivity is high (see below Table)<text:span text:style-name="T5">4)</text:span>, since they are grown under irrigated, intensive systems<text:span text:style-name="T5">5, 6)</text:span>. However, today, water scarcity is a major concern in this country and it dictates policy measures including reduction in rice area.</text:p>
      <text:p text:style-name="P1"/>
      <text:list xml:id="list1702475295" text:style-name="L1">
        <text:list-item>
          <text:p text:style-name="P11"><text:a xlink:type="simple" xlink:href="http://www.fao.org/docrep/v9978e/v9978e0e.htm" office:target-frame-name="_blank" xlink:show="new" text:style-name="Internet_20_link" text:visited-style-name="Visited_20_Internet_20_Link">http://www.fao.org/docrep/v9978e/v9978e0e.htm</text:a> </text:p>
        </text:list-item>
        <text:list-item>
          <text:p text:style-name="P11">http://www.fao.org/docrep/005/Y4632E/y4632e0c.htm </text:p>
        </text:list-item>
        <text:list-item>
          <text:p text:style-name="P11"><text:a xlink:type="simple" xlink:href="https://tradingeconomics.com/egypt/arable-land-hectares-wb-data.html" office:target-frame-name="_blank" xlink:show="new" text:style-name="Internet_20_link" text:visited-style-name="Visited_20_Internet_20_Link">https://tradingeconomics.com/egypt/arable-land-hectares-wb-data.html</text:a> </text:p>
        </text:list-item>
        <text:list-item>
          <text:p text:style-name="P11"><text:a xlink:type="simple" xlink:href="http://www.fao.org/faostat/en/" office:target-frame-name="_blank" xlink:show="new" text:style-name="Internet_20_link" text:visited-style-name="Visited_20_Internet_20_Link">http://www.fao.org/faostat/en/</text:a> </text:p>
        </text:list-item>
        <text:list-item>
          <text:p text:style-name="P11">Saito, K., Dieng, I., Toure, A., Somado, E.A., Wopereis, M.C.S. 2015. Rice yield growth analysis for 24 African countries over 1960–2012. Global Food Security 5, 62-69. </text:p>
        </text:list-item>
        <text:list-item>
          <text:p text:style-name="P9">van Oort, P.A.J., Saito, K., Tanaka, A., Amovin-Assagba, E., Van Bussel L.G.J., van Wart, J., de Groote, H., van Ittersum, M.K., Cassman, K.G., Wopereis, M.C.S. 2015. Assessment of rice self-sufficiency in eight African countries in 2025. Global Food Security 5, 39-49</text:p>
          <text:p text:style-name="P9"/>
        </text:list-item>
      </text:list>
      <text:p text:style-name="P2">Harvested Area</text:p>
      <text:p text:style-name="P4"/>
      <text:p text:style-name="P4">Harvested area of irrigated wheat was retrieved from SPAM2010 v1.1 (You et al, 2014).</text:p>
      <text:p text:style-name="P1"/>
      <text:p text:style-name="P1"><text:span text:style-name="T1">Weather data and reference weather stations (RWS)</text:span></text:p>
      <text:p text:style-name="P1"><text:span text:style-name="T1"/></text:p>
      <text:p text:style-name="P5">In total, <text:span text:style-name="T7">2</text:span> RWSs <text:span text:style-name="T7">belonging to 2 different climate zones</text:span> were selected following the GYGA protocols. The buffer zones of the designated RWSs cover <text:span text:style-name="T10">59</text:span>% <text:span text:style-name="T7">of </text:span>the wheat national harvested area. </text:p>
      <text:p text:style-name="P6">Weather data for … <text:span text:style-name="T11">years</text:span> (20..-20..), including maximum and minimum temperatures, sunshine hours, wind speed, relative humidity and precipitation were collected from <office:annotation office:name="__Annotation__109_1844721424" loext:resolved="false"><dc:creator>Unknown Author</dc:creator><dc:date>2021-06-16T11:02:18.012604079</dc:date><text:p text:style-name="P12"><text:span text:style-name="T12">@Joao: Where did you get the weather data from ?</text:span></text:p></office:annotation>...<office:annotation-end office:name="__Annotation__109_1844721424"/></text:p>
      <text:p text:style-name="P1"><text:span text:style-name="T1"/></text:p>
      <text:p text:style-name="P1"><text:span text:style-name="T1">Actual yields</text:span></text:p>
      <text:p text:style-name="P7">Actual yields data from 2013 to 2019 was collected from <office:annotation office:name="__Annotation__110_1844721424" loext:resolved="false"><dc:creator>Unknown Author</dc:creator><dc:date>2021-06-16T11:02:40.409474157</dc:date><text:p text:style-name="P12"><text:span text:style-name="T12">@Chandra: Could you specify the exact source of the actual yield data ?</text:span></text:p></office:annotation>…. <office:annotation-end office:name="__Annotation__110_1844721424"/>.</text:p>
      <text:p text:style-name="P1"><text:span text:style-name="T1"/></text:p>
      <text:p text:style-name="P1"><text:span text:style-name="T1">Model calibration</text:span></text:p>
      <text:p text:style-name="P1"><text:span text:style-name="T1"/></text:p>
      <text:p text:style-name="P1"><text:span text:style-name="T9">The Python implementation (PCSE) of the WOFOST crop growth model </text:span><text:span text:style-name="T8">was used to estimated </text:span><text:span text:style-name="T9">wheat potential yield under</text:span><text:span text:style-name="T8"> irrigated conditions. The model w</text:span><text:span text:style-name="T9">as</text:span><text:span text:style-name="T8"> calibrated using </text:span><text:span text:style-name="T1">.</text:span><text:span text:style-name="T1"><office:annotation office:name="__Annotation__120_1844721424" loext:resolved="false"><dc:creator>Unknown Author</dc:creator><dc:date>2021-06-16T11:04:21.481113631</dc:date><text:p text:style-name="P12"><text:span text:style-name="T12">@Joao: could you add <text:s/>on this ?</text:span></text:p><text:p text:style-name="P12"><text:span text:style-name="T12">How was the model calibrated, a bit on the parameter used ...</text:span></text:p></office:annotation></text:span><text:span text:style-name="T1">..</text:span><office:annotation-end office:name="__Annotation__120_1844721424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0"><text:soft-page-break/><text:span text:style-name="T2">References</text:span></text:p>
      <text:p text:style-name="P8"><text:span text:style-name="T6">You, L., U. Wood-Sichra, S. Fritz, Z. Guo, L. See, and J. Koo. 2014. Spatial Production Allocation Model (SPAM) 2010 V1r1. [October 8, 2019]. Available from </text:span><text:a xlink:type="simple" xlink:href="http://mapspam.info" text:style-name="Internet_20_link" text:visited-style-name="Visited_20_Internet_20_Link"><text:span text:style-name="Internet_20_link"><text:span text:style-name="T3">http://mapspam.info</text:span></text:span></text:a><text:span text:style-name="T4"> and on IFPRI’s Dataverse Si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0:15:14.166630962</meta:creation-date>
    <meta:generator>LibreOffice/7.0.6.2$Linux_X86_64 LibreOffice_project/00$Build-2</meta:generator>
    <dc:date>2021-06-16T11:11:15.495112511</dc:date>
    <meta:editing-duration>PT45M46S</meta:editing-duration>
    <meta:editing-cycles>11</meta:editing-cycles>
    <meta:document-statistic meta:table-count="0" meta:image-count="0" meta:object-count="0" meta:page-count="2" meta:paragraph-count="20" meta:word-count="356" meta:character-count="2385" meta:non-whitespace-character-count="2050"/>
  </office:meta>
</office:document-meta>
</file>